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unge_vectors64_norm" table:style-name="ta1">
        <table:shapes>
          <draw:frame draw:z-index="0" draw:style-name="gr1" draw:text-style-name="P1" svg:width="453.51pt" svg:height="255.09pt" svg:x="184.34pt" svg:y="49.52pt">
            <draw:object draw:notify-on-update-of-ranges="munge_vectors64_norm.A1:munge_vectors64_norm.A65 munge_vectors64_norm.B1:munge_vectors64_norm.B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41" calcext:value-type="float">
            <text:p>5.4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9.71" calcext:value-type="float">
            <text:p>1529.7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40.76" calcext:value-type="float">
            <text:p>1540.7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48.79" calcext:value-type="float">
            <text:p>1548.7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34" calcext:value-type="float">
            <text:p>5.3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57.23" calcext:value-type="float">
            <text:p>1557.2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58.83" calcext:value-type="float">
            <text:p>1558.8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60.05" calcext:value-type="float">
            <text:p>1560.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47" calcext:value-type="float">
            <text:p>5.4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51.85" calcext:value-type="float">
            <text:p>1551.8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52.87" calcext:value-type="float">
            <text:p>1552.8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53.96" calcext:value-type="float">
            <text:p>1553.9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35" calcext:value-type="float">
            <text:p>5.3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56.97" calcext:value-type="float">
            <text:p>1556.9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8.61" calcext:value-type="float">
            <text:p>1548.6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50.01" calcext:value-type="float">
            <text:p>1550.0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48" calcext:value-type="float">
            <text:p>5.4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50.88" calcext:value-type="float">
            <text:p>1550.8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52.38" calcext:value-type="float">
            <text:p>1552.3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53.94" calcext:value-type="float">
            <text:p>1553.9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32" calcext:value-type="float">
            <text:p>5.3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56.95" calcext:value-type="float">
            <text:p>1556.9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58.51" calcext:value-type="float">
            <text:p>1558.5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48.04" calcext:value-type="float">
            <text:p>1548.0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.49" calcext:value-type="float">
            <text:p>5.4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38.97" calcext:value-type="float">
            <text:p>1538.9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52.32" calcext:value-type="float">
            <text:p>1552.3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49.93" calcext:value-type="float">
            <text:p>1549.9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.39" calcext:value-type="float">
            <text:p>5.3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41.08" calcext:value-type="float">
            <text:p>1541.0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46.45" calcext:value-type="float">
            <text:p>1546.4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45.61" calcext:value-type="float">
            <text:p>1545.6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.46" calcext:value-type="float">
            <text:p>5.4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50.51" calcext:value-type="float">
            <text:p>1550.5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57.84" calcext:value-type="float">
            <text:p>1557.8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34.97" calcext:value-type="float">
            <text:p>1534.9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.39" calcext:value-type="float">
            <text:p>5.39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46.96" calcext:value-type="float">
            <text:p>1546.9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49.31" calcext:value-type="float">
            <text:p>1549.3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59.93" calcext:value-type="float">
            <text:p>1559.9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53" calcext:value-type="float">
            <text:p>5.5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50.74" calcext:value-type="float">
            <text:p>1550.7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40.24" calcext:value-type="float">
            <text:p>1540.2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31.87" calcext:value-type="float">
            <text:p>1531.8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.36" calcext:value-type="float">
            <text:p>5.3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24.95" calcext:value-type="float">
            <text:p>1524.9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37.76" calcext:value-type="float">
            <text:p>1537.7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36.05" calcext:value-type="float">
            <text:p>1536.0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.48" calcext:value-type="float">
            <text:p>5.4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50.62" calcext:value-type="float">
            <text:p>1550.6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52.16" calcext:value-type="float">
            <text:p>1552.1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53.68" calcext:value-type="float">
            <text:p>1553.6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.35" calcext:value-type="float">
            <text:p>5.3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56.87" calcext:value-type="float">
            <text:p>1556.8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58.45" calcext:value-type="float">
            <text:p>1558.4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60.13" calcext:value-type="float">
            <text:p>1560.13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50.45" calcext:value-type="float">
            <text:p>1550.4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64.9" calcext:value-type="float">
            <text:p>1564.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53.54" calcext:value-type="float">
            <text:p>1553.5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.36" calcext:value-type="float">
            <text:p>5.3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56.78" calcext:value-type="float">
            <text:p>1556.78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61.51" calcext:value-type="float">
            <text:p>1561.5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59.89" calcext:value-type="float">
            <text:p>1559.8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47" calcext:value-type="float">
            <text:p>5.4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9T21:27:05.233778485</dc:date>
    <meta:editing-duration>PT3M39S</meta:editing-duration>
    <meta:editing-cycles>1</meta:editing-cycles>
    <meta:document-statistic meta:table-count="1" meta:cell-count="130" meta:object-count="1"/>
    <meta:generator>LibreOffice/6.0.4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53cm" svg:y="0.316cm" chart:style-name="ch2">
          <text:p>munge_vectors64_normalized</text:p>
        </chart:title>
        <chart:legend chart:legend-position="end" svg:x="11.216cm" svg:y="4.201cm" style:legend-expansion="high" chart:style-name="ch3"/>
        <chart:plot-area chart:style-name="ch4" table:cell-range-address="munge_vectors64_norm.A1:munge_vectors64_norm.B65" chart:data-source-has-labels="both" svg:x="1.331cm" svg:y="1.275cm" svg:width="9.565cm" svg:height="6.564cm">
          <chartooo:coordinate-region svg:x="2.138cm" svg:y="1.474cm" svg:width="8.433cm" svg:height="5.573cm"/>
          <chart:axis chart:dimension="x" chart:name="primary-x" chart:style-name="ch5" chartooo:axis-type="auto">
            <chartooo:date-scale/>
            <chart:title svg:x="5.328cm" svg:y="8.019cm" chart:style-name="ch6">
              <text:p>Alignment</text:p>
            </chart:title>
            <chart:categories table:cell-range-address="munge_vectors64_norm.A1:munge_vectors64_norm.A65"/>
          </chart:axis>
          <chart:axis chart:dimension="y" chart:name="primary-y" chart:style-name="ch5">
            <chart:title svg:x="0.451cm" svg:y="5.104cm" chart:style-name="ch7">
              <text:p>Cycles</text:p>
            </chart:title>
            <chart:grid chart:style-name="ch8" chart:class="major"/>
          </chart:axis>
          <chart:series chart:style-name="ch9" chart:values-cell-range-address="munge_vectors64_norm.B1:munge_vectors64_norm.B65" loext:label-string="cycles_numberaccess" chart:class="chart:line">
            <chart:data-point chart:repeated="6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es_numberacces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unge_vectors64_norm.A1:munge_vectors64_norm.A65</svg:desc>
                </draw:g>
              </table:table-cell>
              <table:table-cell office:value-type="float" office:value="5.41">
                <text:p>5.41</text:p>
                <draw:g>
                  <svg:desc>munge_vectors64_norm.B1:munge_vectors64_norm.B6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529.71">
                <text:p>1529.7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540.76">
                <text:p>1540.7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48.79">
                <text:p>1548.7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57.23">
                <text:p>1557.2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58.83">
                <text:p>1558.8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560.05">
                <text:p>1560.0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47">
                <text:p>5.4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51.85">
                <text:p>1551.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52.87">
                <text:p>1552.8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553.96">
                <text:p>1553.9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556.97">
                <text:p>1556.9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548.61">
                <text:p>1548.6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50.01">
                <text:p>1550.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550.88">
                <text:p>1550.8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552.38">
                <text:p>1552.3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553.94">
                <text:p>1553.9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556.95">
                <text:p>1556.9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558.51">
                <text:p>1558.5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548.04">
                <text:p>1548.0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538.97">
                <text:p>1538.9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552.32">
                <text:p>1552.3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549.93">
                <text:p>1549.9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.39">
                <text:p>5.3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541.08">
                <text:p>1541.0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46.45">
                <text:p>1546.4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545.61">
                <text:p>1545.6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550.51">
                <text:p>1550.5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557.84">
                <text:p>1557.8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534.97">
                <text:p>1534.9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.39">
                <text:p>5.3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546.96">
                <text:p>1546.9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549.31">
                <text:p>1549.3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559.93">
                <text:p>1559.9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.53">
                <text:p>5.5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550.74">
                <text:p>1550.7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540.24">
                <text:p>1540.2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531.87">
                <text:p>1531.8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524.95">
                <text:p>1524.9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537.76">
                <text:p>1537.7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536.05">
                <text:p>1536.0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550.62">
                <text:p>1550.6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552.16">
                <text:p>1552.1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553.68">
                <text:p>1553.6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556.87">
                <text:p>1556.8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558.45">
                <text:p>1558.4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560.13">
                <text:p>1560.1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550.45">
                <text:p>1550.4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564.9">
                <text:p>1564.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553.54">
                <text:p>1553.5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556.78">
                <text:p>1556.7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561.51">
                <text:p>1561.5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559.89">
                <text:p>1559.8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.47">
                <text:p>5.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